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Standard">
      <style:paragraph-properties fo:break-before="page"/>
    </style:style>
    <style:style style:name="P5" style:family="paragraph" style:parent-style-name="Heading_20_3">
      <style:text-properties fo:font-style="normal" style:font-style-asian="normal" style:font-style-complex="normal"/>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paragraph-properties fo:text-align="start" style:justify-single-word="false"/>
    </style:style>
    <style:style style:name="P12" style:family="paragraph" style:parent-style-name="Standard" style:list-style-name="L11"/>
    <style:style style:name="P13" style:family="paragraph" style:parent-style-name="Standard" style:list-style-name="L9">
      <style:paragraph-properties fo:margin-left="0.4925in" fo:margin-right="0in" fo:text-indent="0in" style:auto-text-indent="false"/>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ubtitle">
      <style:text-properties fo:font-size="10pt" style:font-size-asian="8.75pt" style:font-size-complex="10pt"/>
    </style:style>
    <style:style style:name="P17" style:family="paragraph" style:parent-style-name="code">
      <style:text-properties fo:font-weight="bold" style:font-weight-asian="bold"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8"/>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text-properties fo:font-size="9pt" style:font-size-asian="9pt" style:font-size-complex="9pt"/>
    </style:style>
    <style:style style:name="P28"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10 Pitch1"/>
    </style:style>
    <style:style style:name="T6" style:family="text">
      <style:text-properties style:font-name="Courier 10 Pitch1" fo:font-style="normal" style:font-style-asian="normal" style:font-style-complex="normal"/>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style:font-name="Courier 10 Pitch1"/>
    </style:style>
    <style:style style:name="T10"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 and HttpConnector</text:p>
      <text:p text:style-name="P16">based on buildnumber 16</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7">2.1XML Variables<text:tab/>3</text:p>
          <text:p text:style-name="P7">2.2Expressions<text:tab/>3</text:p>
          <text:p text:style-name="P15">2.2.1XML expressions<text:tab/>3</text:p>
          <text:p text:style-name="P15">2.2.2Text expressions<text:tab/>4</text:p>
          <text:p text:style-name="P6">3XML construction commands<text:tab/>4</text:p>
          <text:p text:style-name="P7">3.1Attribute shortcuts<text:tab/>5</text:p>
          <text:p text:style-name="P7">3.2examples<text:tab/>7</text:p>
          <text:p text:style-name="P6">4Command reference RelayConnector<text:tab/>9</text:p>
          <text:p text:style-name="P7">4.1import command<text:tab/>9</text:p>
          <text:p text:style-name="P7">4.2default command<text:tab/>9</text:p>
          <text:p text:style-name="P7">4.3xmlns command<text:tab/>9</text:p>
          <text:p text:style-name="P7">4.4append command<text:tab/>9</text:p>
          <text:p text:style-name="P7">4.5output command<text:tab/>10</text:p>
          <text:p text:style-name="P7">4.6call command<text:tab/>10</text:p>
          <text:p text:style-name="P15">4.6.1async attribute<text:tab/>11</text:p>
          <text:p text:style-name="P15">4.6.2showSoap attribute<text:tab/>11</text:p>
          <text:p text:style-name="P15">4.6.3ignoreSoapFault attribute<text:tab/>11</text:p>
          <text:p text:style-name="P15">4.6.4logSoapFault attribute<text:tab/>11</text:p>
          <text:p text:style-name="P15">4.6.5timeout attribute<text:tab/>11</text:p>
          <text:p text:style-name="P15">4.6.6appendMessagesTo attribute<text:tab/>12</text:p>
          <text:p text:style-name="P15">4.6.7Using the default mechanism<text:tab/>12</text:p>
          <text:p text:style-name="P7">4.7delete command<text:tab/>12</text:p>
          <text:p text:style-name="P7">4.8fault command<text:tab/>12</text:p>
          <text:p text:style-name="P7">4.9sleep command<text:tab/>13</text:p>
          <text:p text:style-name="P7">4.10createXmlVar command<text:tab/>13</text:p>
          <text:p text:style-name="P7">4.11stripPrefixes command<text:tab/>13</text:p>
          <text:p text:style-name="P7">4.12switch command<text:tab/>13</text:p>
          <text:p text:style-name="P7">4.13var command<text:tab/>15</text:p>
          <text:p text:style-name="P6">5HttpConnector specific commands<text:tab/>16</text:p>
          <text:p text:style-name="P7">5.1http command<text:tab/>16</text:p>
          <text:p text:style-name="P7">5.2http-relay command<text:tab/>17</text:p>
          <text:p text:style-name="P7">5.3http-callback command<text:tab/>17</text:p>
          <text:p text:style-name="P6">6Examples<text:tab/>18</text:p>
          <text:p text:style-name="P7">6.1Hello World<text:tab/>18</text:p>
          <text:p text:style-name="P7">6.2Echo<text:tab/>18</text:p>
          <text:p text:style-name="P7">6.3WS-A asynchronous call<text:tab/>18</text:p>
          <text:p text:style-name="P6"><text:soft-page-break/>7Configuration<text:tab/>20</text:p>
          <text:p text:style-name="P7">7.1Script variables<text:tab/>20</text:p>
          <text:p text:style-name="P7">7.2relay.cacheScript configuration<text:tab/>20</text:p>
          <text:p text:style-name="P7">7.3relay.timeout configuration<text:tab/>20</text:p>
          <text:p text:style-name="P7">7.4relay.logSoapFaults configuration<text:tab/>20</text:p>
          <text:p text:style-name="P7">7.5http.ignoreReturnCode configuration<text:tab/>20</text:p>
          <text:p text:style-name="P7">7.6http.wireLogging configuration<text:tab/>21</text:p>
          <text:p text:style-name="P6">8Change history<text:tab/>22</text:p>
          <text:p text:style-name="P7">8.1Changes since build 16<text:tab/>22</text:p>
        </text:index-body>
      </text:table-of-content>
      <text:p text:style-name="Text_20_body"/>
      <text:h text:style-name="Heading_20_1" text:outline-level="1">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18">To make a method that calls a number of different methods (a composite service).</text:p>
        </text:list-item>
        <text:list-item>
          <text:p text:style-name="P18">To wrap an existing method with some simple transformations.</text:p>
        </text:list-item>
        <text:list-item>
          <text:p text:style-name="P18">To provide a set of methods in the same namespace, which have different underlying technical implementations, and are thus implemented on different application connectors (and thus with different namespaces).</text:p>
        </text:list-item>
        <text:list-item>
          <text:p text:style-name="P18">For all kind of simple testing and prototyping purposes, such as a HelloWorld or a Echo service.</text:p>
        </text:list-item>
        <text:list-item>
          <text:p text:style-name="P18">(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9">an input message is received</text:p>
        </text:list-item>
        <text:list-item>
          <text:p text:style-name="P19">do some stuff in the script</text:p>
        </text:list-item>
        <text:list-item>
          <text:p text:style-name="P19">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text:soft-page-break/>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20"><text:span text:style-name="T5">/input </text:span>contains the input XML request message</text:p>
        </text:list-item>
        <text:list-item>
          <text:p text:style-name="P20"><text:span text:style-name="T5">/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5">xml</text:span> command in Chapter <text:reference-ref text:reference-format="chapter" text:ref-name="xml command">4.10</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21">xml expressions</text:p>
        </text:list-item>
        <text:list-item>
          <text:p text:style-name="P21">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oft-page-break/><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22">if the expression contains one or more + signs, it is split into several sub expressions, which will be concatenated</text:p>
        </text:list-item>
        <text:list-item>
          <text:p text:style-name="P22">if an expression starts with / it is assumed to be a XML variable.</text:p>
        </text:list-item>
        <text:list-item>
          <text:p text:style-name="P22">if an expression contains :: it is assumed to be calling a static java function</text:p>
        </text:list-item>
        <text:list-item>
          <text:p text:style-name="P22">if an expression is surrounded by ${ and } it is supposed to be a text variable</text:p>
        </text:list-item>
        <text:list-item>
          <text:p text:style-name="P22">if an expression is surrounded by square brackets [ and ] it is supposed to be a constant string</text:p>
        </text:list-item>
        <text:list-item>
          <text:p text:style-name="P22">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when embedded in a constant string, surrounded with [ and ]. If one needs to use a literal plus sign, there is a predefined variable ${plus}, e.g. to use "C++" in a expression, one could encode this as "C+${plus}+${plus}". </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23">The <text:span text:style-name="T5">append</text:span> command appends data to existing XML variables.</text:p>
        </text:list-item>
        <text:list-item>
          <text:p text:style-name="P23">The <text:span text:style-name="T5">output</text:span> command appends data to the output XML variable.</text:p>
        </text:list-item>
        <text:list-item>
          <text:p text:style-name="P23">The <text:span text:style-name="T5">call</text:span> command creates a new SOAP XML request message and appends data to this XML before sending this request.</text:p>
        </text:list-item>
        <text:list-item>
          <text:p text:style-name="P23">The <text:span text:style-name="T5">http </text:span>command can be used to send any XML using HTTP-SOAP.</text:p>
        </text:list-item>
        <text:list-item>
          <text:p text:style-name="P23">The <text:span text:style-name="T5">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8">element, adds a new element</text:p>
        </text:list-item>
        <text:list-item>
          <text:p text:style-name="P8">attribute, adds a new attribute</text:p>
        </text:list-item>
        <text:list-item>
          <text:p text:style-name="P8">text, adds new text</text:p>
        </text:list-item>
        <text:list-item>
          <text:p text:style-name="P8">cdata, adds new cdata section</text:p>
        </text:list-item>
        <text:list-item>
          <text:p text:style-name="P8">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5">output</text:span> command, but the <text:span text:style-name="T5">call</text:span>, <text:span text:style-name="T5">append</text:span> and <text:span text:style-name="T5">createXmlVar</text:span> command <text:soft-page-break/>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9">If the name attribute is present, a child element with that name is created, and all content is added under this element.</text:p>
        </text:list-item>
        <text:list-item>
          <text:p text:style-name="P24">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text:soft-page-break/></text:p>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text:soft-page-break/>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5">element</text:span>, <text:span text:style-name="T5">text</text:span> and <text:span text:style-name="T5">cdata</text:span> elements all have an optional <text:span text:style-name="T5">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5">element</text:span>, <text:span text:style-name="T5">text</text:span> and <text:span text:style-name="T5">cdata</text:span> elements also have optional <text:span text:style-name="T5">prefix</text:span> and <text:span text:style-name="T5">namespace</text:span> attributes. The exact behavior is quite complex, but should be intuitive for the common cases.</text:p>
      <text:list text:style-name="L9">
        <text:list-item>
          <text:p text:style-name="P10">If a <text:span text:style-name="T5">prefix</text:span> attribute is present, the name of the node is prefixed with this prefix. This will also be the case when no <text:span text:style-name="T5">name</text:span> attribute is present, and thus no new element is created. In this case the name of the existing node is changed to use the given prefix. You do not need to also define a namespace, and can use only a prefix. </text:p>
        </text:list-item>
        <text:list-item>
          <text:p text:style-name="P13">The default behaviour is the to use the namespace as defined in one of the previous xmlns commands. <text:s/>This can be overridden by setting the attribute scriptXmlns to false. </text:p>
        </text:list-item>
        <text:list-item>
          <text:p text:style-name="P13">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0">If a <text:s/><text:span text:style-name="T5">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13">If a prefix is given, the element name will have this prefix, and a "xmnls:<text:span text:style-name="T1">prefix</text:span>" attribute will be added (if needed).</text:p>
        </text:list-item>
        <text:list-item>
          <text:p text:style-name="P13">If no prefix is given, the element name will have no prefix, using the default mechanism, <text:soft-page-break/>and a "xmnls" attribute will be added (if needed).</text:p>
        </text:list-item>
      </text:list>
      <text:p text:style-name="P4"/>
      <text:h text:style-name="Heading_20_1" text:outline-level="1">Command reference RelayConnector</text:h>
      <text:h text:style-name="Heading_20_2" text:outline-level="2"><text:span text:style-name="T5">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5">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1">namespace</text:p>
        </text:list-item>
        <text:list-item>
          <text:p text:style-name="P11">async</text:p>
        </text:list-item>
        <text:list-item>
          <text:p text:style-name="P11">showSoap</text:p>
        </text:list-item>
      </text:list>
      <text:h text:style-name="Heading_20_2" text:outline-level="2"><text:reference-mark text:name="xmlns-command"/><text:span text:style-name="T5">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8">ns</text:span>:node"/&gt;</text:p>
      <text:h text:style-name="Heading_20_2" text:outline-level="2"><text:span text:style-name="T5">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4">/output</text:span>" name="<text:span text:style-name="T4">city</text:span>" text="<text:span text:style-name="T4">New York</text:span>"/&gt;</text:p>
      <text:p text:style-name="Standard"/>
      <text:p text:style-name="code">&lt;append to="<text:span text:style-name="T4">/output</text:span>"&gt;</text:p>
      <text:p text:style-name="code"><text:s text:c="2"/>&lt;element name="<text:span text:style-name="T4">city</text:span>" text="<text:span text:style-name="T4">New York</text:span>"/&gt;</text:p>
      <text:p text:style-name="code">&lt;/append&gt;</text:p>
      <text:p text:style-name="Standard"/>
      <text:h text:style-name="Heading_20_2" text:outline-level="2"><text:span text:style-name="T5">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5">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5">call</text:span> command<text:reference-mark-end text:name="call command"/></text:h>
      <text:p text:style-name="code">&lt;call method="<text:span text:style-name="T1">method-name"|</text:span><text:span text:style-name="T4">methodExpression</text:span><text:span text:style-name="T1">="expr" </text:span></text:p>
      <text:p text:style-name="code"><text:span text:style-name="T4"><text:s text:c="2"/>[namespace="</text:span><text:span text:style-name="T1">namespace"]</text:span><text:span text:style-name="T4">*</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4"><text:s text:c="2"/>[resultVar="</text:span><text:span text:style-name="T1">result-var-name</text:span><text:span text:style-name="T4">"]</text:span></text:p>
      <text:p text:style-name="code"><text:span text:style-name="T4"><text:s text:c="2"/>[timeout="</text:span><text:span text:style-name="T1">millisec</text:span><text:span text:style-name="T4">"]</text:span></text:p>
      <text:p text:style-name="P2"/>
      <text:p text:style-name="code"><text:span text:style-name="T4"><text:s text:c="2"/>[name</text:span><text:span text:style-name="T1">="element-name"</text:span><text:span text:style-name="T4">]</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4">This command will execute a method call </text:span><text:span text:style-name="T1">method-name </text:span><text:span text:style-name="T4">in </text:span><text:span text:style-name="T1">namespace</text:span><text:span text:style-name="T4">. The response of this call will be stored in a variable </text:span><text:span text:style-name="T1">result-var-name</text:span><text:span text:style-name="T4">. If the </text:span><text:span text:style-name="T6">resultVar </text:span><text:span text:style-name="T4">attribute is not set, this will default to </text:span><text:soft-page-break/><text:span text:style-name="T1">method-name</text:span><text:span text:style-name="T4">. <text:s/>Instead of specifying a fixed method-name, one can also specify a dynamic methodExpression, in order to call a different method depending on some content. In this case the resultVar attribute is mandatory.</text:span></text:p>
      <text:p text:style-name="P1"/>
      <text:p text:style-name="P1"/>
      <text:h text:style-name="Heading_20_3" text:outline-level="3"><text:span text:style-name="T6">async</text:span> attribute</text:h>
      <text:p text:style-name="Standard"><text:span text:style-name="T4">If the </text:span><text:span text:style-name="T6">async</text:span><text:span text:style-name="T4"> flag is true, the script sends the request message and will not wait for the response, but will continue processing the next steps of the script. If the script evaluates an expression that refers to </text:span><text:span text:style-name="T1">result-var-name</text:span><text:span text:style-name="T4">, and this variable is not yet filled, the script will then block until a response message is received. The default value for the </text:span><text:span text:style-name="T6">async</text:span><text:span text:style-name="T4"> attribute is false.</text:span></text:p>
      <text:p text:style-name="P1"/>
      <text:h text:style-name="Heading_20_3" text:outline-level="3"><text:span text:style-name="T6">showSoap</text:span> attribute</text:h>
      <text:p text:style-name="Standard"><text:span text:style-name="T4">If the </text:span><text:span text:style-name="T6">showSoap</text:span><text:span text:style-name="T4">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6">ignoreSoapFault</text:span><text:span text:style-name="T4"> attribute</text:span></text:h>
      <text:p text:style-name="P1">If the <text:span text:style-name="T5">ignoreSoapFault</text:span> attribute is set to true, a SOAP:Fault response will not result in an error, but the SOAP:Fault message will be stored in the resultVar. If this attribute is set to false (the default behavior), the processing of the script will finish and a SOAP:Fault will be returned as result of the script.</text:p>
      <text:h text:style-name="Heading_20_3" text:outline-level="3"><text:span text:style-name="T6">logSoapFault</text:span><text:span text:style-name="T4"> attribute</text:span></text:h>
      <text:p text:style-name="P1">If the log<text:span text:style-name="T5">SoapFault</text:span> attribute is set, a SOAP:Fault response from a call will be logged. The log level that it will be logged to is determined by the value of this attribute which should be DEBUG, INFO, WARN. ERROR or FATAL. In general it is advised not to set the level to ERROR. The function of the RelayConnector is just to relay the response to the original caller. The source of the error should log this error clearly, and one should not want to see this error being logged in intermediate (RelayConnector) logs.</text:p>
      <text:p text:style-name="P1"/>
      <text:p text:style-name="P1">If this attribute is not specified, a setting from the configuration file will be used. In this way one can globally configure the RelayConnector to log any received SoapFaults at a certain level. </text:p>
      <text:h text:style-name="P5" text:outline-level="3"><text:span text:style-name="T5">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7</text:reference-ref>). </text:p>
      <text:h text:style-name="P5" text:outline-level="3"><text:soft-page-break/><text:span text:style-name="T5">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5">async,</text:span><text:span text:style-name="T7"> </text:span><text:span text:style-name="T5">showSoap,</text:span> <text:s/><text:span text:style-name="T5">namespace, ignoreSoapFault</text:span><text:span text:style-name="T7"> and </text:span><text:span text:style-name="T5">appendMessagesTo</text:span> attributes will use a default attribute if set with the default command. </text:p>
      <text:p text:style-name="Standard">If no <text:span text:style-name="T5">async</text:span> attribute is set directly or using the default command, it will default to false.</text:p>
      <text:p text:style-name="Standard">If no <text:span text:style-name="T5">showSOAP</text:span> attribute is set directly or using the default command, it will default to false.</text:p>
      <text:p text:style-name="Standard">If no <text:span text:style-name="T5">ignoreSoapFault</text:span> attribute is set directly or using the default command, it will default to false.</text:p>
      <text:p text:style-name="Standard">If no <text:span text:style-name="T5">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5">namespace</text:span> attribute is set directly or using the default command this is an error.</text:p>
      <text:p text:style-name="Standard"/>
      <text:h text:style-name="Heading_20_2" text:outline-level="2"><text:span text:style-name="T5">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5">fault</text:span> command</text:h>
      <text:p text:style-name="Text_20_body">This command will abort further execution of the script, and return a SOAP:Fault to the caller. <text:soft-page-break/>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5">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5">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5">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1">
        <text:list-item>
          <text:p text:style-name="P12">When the xml attribute is used, this xml node is stripped of the prefix and if the recursive flag is present all it's direct and indirect children are stripped as well recursively.</text:p>
        </text:list-item>
        <text:list-item>
          <text:p text:style-name="P12">When the childrenOf attribute is used, this xml node itself is <text:span text:style-name="T8">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4">/input</text:span>"/&gt;</text:p>
      <text:p text:style-name="Standard"/>
      <text:h text:style-name="Heading_20_2" text:outline-level="2"><text:span text:style-name="T5">switch</text:span> command</text:h>
      <text:p text:style-name="code">&lt;switch expression="<text:span text:style-name="T1">text-expression</text:span>"/&gt;</text:p>
      <text:p text:style-name="code"><text:s text:c="2"/>&lt;case value="<text:span text:style-name="T1">value</text:span><text:span text:style-name="T4">"&gt;</text:span></text:p>
      <text:p text:style-name="P2"><text:s text:c="4"/>&lt;!-- any script --&gt;</text:p>
      <text:p text:style-name="P2"><text:s text:c="2"/>&lt;/case&gt;</text:p>
      <text:p text:style-name="P2"><text:soft-page-break/><text:s text:c="2"/>&lt;!-- any more cases --&gt;</text:p>
      <text:p text:style-name="P2"><text:s text:c="2"/>[&lt;otherwise&gt;</text:p>
      <text:p text:style-name="P2"><text:s text:c="4"/>&lt;!-- any script --&gt;</text:p>
      <text:p text:style-name="P2"><text:s text:c="2"/>&lt;/otherwise&gt;</text:p>
      <text:p text:style-name="P2"/>
      <text:p text:style-name="Standard">This construct is similar to the switch/case statement found in many programming languages.</text:p>
      <text:p text:style-name="Standard">The example below shows a simple usage. </text:p>
      <text:p text:style-name="P2">&lt;implementation type="RelayCall"&gt; </text:p>
      <text:p text:style-name="P2"><text:s text:c="2"/>&lt;switch <text:s/>expression="/input"&gt; </text:p>
      <text:p text:style-name="P2"><text:s text:c="4"/>&lt;case value="1"&gt;&lt;output text="one"/&gt;&lt;/case&gt; </text:p>
      <text:p text:style-name="P2"><text:s text:c="4"/>&lt;case value="2"&gt;&lt;output text="two"/&gt;&lt;/case&gt; </text:p>
      <text:p text:style-name="P2"><text:s text:c="4"/>&lt;case value="3"&gt;&lt;output text="three"/&gt;&lt;/case&gt; </text:p>
      <text:p text:style-name="P2"><text:s text:c="4"/>&lt;case value="4"&gt;&lt;output text="four"/&gt;&lt;/case&gt; </text:p>
      <text:p text:style-name="P2"><text:s text:c="4"/>&lt;case value="5"&gt;&lt;output text="five"/&gt;&lt;/case&gt; </text:p>
      <text:p text:style-name="P2"><text:s text:c="4"/>&lt;case value="6"&gt;&lt;output text="sixe"/&gt;&lt;/case&gt; </text:p>
      <text:p text:style-name="P2"><text:s text:c="4"/>&lt;case value="7"&gt;&lt;output text="seven"/&gt;&lt;/case&gt; </text:p>
      <text:p text:style-name="P2"><text:s text:c="4"/>&lt;case value="8"&gt;&lt;output text="eight"/&gt;&lt;/case&gt; </text:p>
      <text:p text:style-name="P2"><text:s text:c="4"/>&lt;case value="9"&gt;&lt;output text="nine"/&gt;&lt;/case&gt; </text:p>
      <text:p text:style-name="P2"><text:s text:c="4"/>&lt;case value="10"&gt;&lt;output text="ten"/&gt;&lt;/case&gt; </text:p>
      <text:p text:style-name="P2"><text:s text:c="4"/>&lt;otherwise&gt;&lt;output text="unknown number"/&gt;&lt;/otherwise&gt; </text:p>
      <text:p text:style-name="P2"><text:s text:c="2"/>&lt;/switch&gt; </text:p>
      <text:p text:style-name="P2">&lt;/implementation&gt;</text:p>
      <text:p text:style-name="P1">In the example above, each case just contains a simple output statement, but a case element (and the otherwise element), may contain any script as described in this manual. A more complicated example is shown below, where switch statements are nested:</text:p>
      <text:p text:style-name="P2">&lt;implementation type="RelayCall"&gt; </text:p>
      <text:p text:style-name="P2"><text:s text:c="2"/>&lt;switch expression="/input/language"&gt; </text:p>
      <text:p text:style-name="P2"><text:s text:c="4"/>&lt;case value="en"&gt; </text:p>
      <text:p text:style-name="P2"><text:s text:c="6"/>&lt;output name="language" text="english"/&gt; </text:p>
      <text:p text:style-name="P2"><text:s text:c="6"/>&lt;switch <text:s/>expression="/input/value"&gt; </text:p>
      <text:p text:style-name="P2"><text:s text:c="8"/>&lt;case value="1"&gt;&lt;output name="translation" text="one"/&gt;&lt;/case&gt; </text:p>
      <text:p text:style-name="P2"><text:s text:c="8"/>&lt;case value="2"&gt;&lt;output name="translation" text="two"/&gt;&lt;/case&gt; </text:p>
      <text:p text:style-name="P2"><text:s text:c="8"/>&lt;case value="3"&gt;&lt;output name="translation" text="three"/&gt;&lt;/case&gt; </text:p>
      <text:p text:style-name="P2"><text:s text:c="8"/>&lt;otherwise&gt;&lt;output name="translation" text="unknown"/&gt;&lt;/otherwise&gt; </text:p>
      <text:p text:style-name="P2"><text:s text:c="6"/>&lt;/switch&gt; </text:p>
      <text:p text:style-name="P2"><text:s text:c="4"/>&lt;/case&gt; </text:p>
      <text:p text:style-name="P2"><text:s text:c="4"/>&lt;case value="nl"&gt; </text:p>
      <text:p text:style-name="P2"><text:s text:c="6"/>&lt;output name="language" text="dutch"/&gt; </text:p>
      <text:p text:style-name="P2"><text:s text:c="6"/>&lt;switch <text:s/>expression="/input/value"&gt; </text:p>
      <text:p text:style-name="P2"><text:s text:c="8"/>&lt;case value="1"&gt;&lt;output name="translation" text="een"/&gt;&lt;/case&gt; </text:p>
      <text:p text:style-name="P2"><text:s text:c="8"/>&lt;case value="2"&gt;&lt;output name="translation" text="twee"/&gt;&lt;/case&gt; </text:p>
      <text:p text:style-name="P2"><text:s text:c="8"/>&lt;case value="3"&gt;&lt;output name="translation" text="drie"/&gt;&lt;/case&gt; </text:p>
      <text:p text:style-name="P2"><text:s text:c="8"/>&lt;otherwise&gt;&lt;output name="translation" text="onbekend"/&gt;&lt;/otherwise&gt; </text:p>
      <text:p text:style-name="P2"><text:s text:c="6"/>&lt;/switch&gt; </text:p>
      <text:p text:style-name="P2"><text:s text:c="4"/>&lt;/case&gt; </text:p>
      <text:p text:style-name="P2"><text:s text:c="4"/>&lt;otherwise&gt; </text:p>
      <text:p text:style-name="P2"><text:s text:c="6"/>&lt;output name="language" text="unknown"/&gt; </text:p>
      <text:p text:style-name="P2"><text:s text:c="6"/>&lt;output name="translation" text="unknown"/&gt; </text:p>
      <text:p text:style-name="P2"><text:s text:c="4"/>&lt;/otherwise&gt; </text:p>
      <text:p text:style-name="P2"><text:s text:c="2"/>&lt;/switch&gt; </text:p>
      <text:p text:style-name="P2">&lt;/implementation&gt;</text:p>
      <text:h text:style-name="Heading_20_2" text:outline-level="2"><text:soft-page-break/><text:span text:style-name="T5">var</text:span> command</text:h>
      <text:p text:style-name="code">&lt;var name="<text:span text:style-name="T1">varname</text:span>" value="<text:span text:style-name="T1">text-expression</text:span>"/&gt;</text:p>
      <text:p text:style-name="Standard">This command defines a text variable, similar to the <text:span text:style-name="T5">xml</text:span> command that defines a XML variable. </text:p>
      <text:p text:style-name="Standard"/>
      <text:p text:style-name="P4"/>
      <text:h text:style-name="Heading_20_1" text:outline-level="1">HttpConnector specific commands</text:h>
      <text:p text:style-name="Text_20_body">The HttpConnector is a basically the RelayConnector with some extra HTTP related commands added. If you do not need HTTP functionality it is recommended that you use the RelayConnector instead. This chapter describe the commands that are specific to the HttpConnector.</text:p>
      <text:h text:style-name="Heading_20_2" text:outline-level="2"><text:span text:style-name="T5">http</text:span> command</text:h>
      <text:p text:style-name="code">&lt;http application="<text:span text:style-name="T3">host-config-expression</text:span>" url="<text:span text:style-name="T1">url-expression</text:span>"</text:p>
      <text:p text:style-name="code"><text:s text:c="2"/>[resultVar="<text:span text:style-name="T1">var</text:span>"] </text:p>
      <text:p text:style-name="code"><text:s text:c="2"/>[prettyPrint="true|false"]</text:p>
      <text:p text:style-name="code"><text:s text:c="2"/>[body="<text:span text:style-name="T1">xml-expression</text:span>"]</text:p>
      <text:p text:style-name="code">&gt;</text:p>
      <text:p text:style-name="code"><text:s text:c="2"/>[&lt;header key="" value=""&gt; ...]</text:p>
      <text:p text:style-name="code">&lt;/http&gt;</text:p>
      <text:p text:style-name="Text_20_body"/>
      <text:p text:style-name="Text_20_body">This command http will make a HTTP call to web server. The web server url is made up of two parts. The first part is a host configuration that is configured in the properties file<text:span text:style-name="T8">. </text:span><text:span text:style-name="T10">The second part is the url attribute in this command. In this way, one can configure the details (hostname, port, autenticattion credentials, etc) of a certain webservice application in the properties file only once, and use this in many method implementations with different url's.</text:span></text:p>
      <text:p text:style-name="Text_20_body"><text:span text:style-name="T10">The application attribute is an expression, instead of a fixed text. This makes it possible to use an application like "JF+${omg}", which would translate into, e.g. <text:s/>"JFFAT" or "JFPRD", depending on a FAT or PRD environment.</text:span></text:p>
      <text:p text:style-name="Text_20_body"><text:span text:style-name="T10">The result of the call is stored in a xml variable and can be used in next steps of the script. If now resultVar is specified, the application name will be used. If you just want to relay this response back as output the http-relay command will be better, since it has more sophisticated merging of the response in the methods output.</text:span></text:p>
      <text:p text:style-name="Text_20_body"><text:span text:style-name="T10">The prettyPrint variable will control if the XML is prettified using whitespace. The default is false, because this will be more efficient, and easier to handle if one uses httpclient.wire logging.</text:span></text:p>
      <text:p text:style-name="Text_20_body"><text:span text:style-name="T10">The body is the xml that is to be sent. If no body is specified the expression "/input/../.." is used. This will send the original input, including the SOAP:Envelope.</text:span></text:p>
      <text:p text:style-name="Text_20_body"><text:span text:style-name="T10">Optionally, one can specify one or more http-headers, using simple key value pairs. </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text:soft-page-break/></text:p>
      <text:p text:style-name="code">http.host.TST.url=http://10.10.10.103/test/</text:p>
      <text:p text:style-name="Standard"/>
      <text:h text:style-name="Heading_20_2" text:outline-level="2"><text:span text:style-name="T5">http-relay</text:span> command</text:h>
      <text:p text:style-name="code">&lt;http-relay application="<text:span text:style-name="T3">host-config-expression</text:span>" url="<text:span text:style-name="T1">url-expression</text:span>"</text:p>
      <text:p text:style-name="code"><text:s text:c="2"/>[prettyPrint="true|false"]</text:p>
      <text:p text:style-name="code"><text:s text:c="2"/>[body="<text:span text:style-name="T1">xml-expression</text:span>"]</text:p>
      <text:p text:style-name="code"><text:s text:c="2"/>[wsa="true" replyTo="<text:span text:style-name="T1">url-expression</text:span>" [faultTo="<text:span text:style-name="T1">url-expression</text:span>"]</text:p>
      <text:p text:style-name="code"><text:s text:c="5"/>[wrapperName="<text:span text:style-name="T1">element-name</text:span>"] [wrapperNamespabe="<text:span text:style-name="T1">namespace</text:span>"]</text:p>
      <text:p text:style-name="code"><text:s text:c="2"/>]</text:p>
      <text:p text:style-name="code">&gt;</text:p>
      <text:p text:style-name="code"><text:s text:c="2"/>[&lt;header key="" value=""&gt; ...]</text:p>
      <text:p text:style-name="code">&lt;/http-relay&gt;</text:p>
      <text:p text:style-name="Text_20_body"/>
      <text:p text:style-name="Text_20_body">This http-relay command is identical to the http command with two exceptions.</text:p>
      <text:list text:style-name="L13">
        <text:list-item>
          <text:p text:style-name="P26">The response of the http call is not stored in a xml-var but is merged with the response of the method call.</text:p>
        </text:list-item>
        <text:list-item>
          <text:p text:style-name="P26">There are additional parameters to support the asynchronous WS-A addressing ReplyTo mechanism.</text:p>
        </text:list-item>
      </text:list>
      <text:p text:style-name="Text_20_body">If the attribute wsa is set to true, one must also specify a replyTo attribute. The call is the expected to an asynchronous webservice call where the response will be send to the WS-A ReplyTo endpoint. The http-relay will wrap the original ReplyTo endpoint, and substitute a new ReplyTo endpoint as indicated by the replyTo attribute, which should be configured to the address of the ESB. <text:s/>See the example in Chapter <text:reference-ref text:reference-format="chapter" text:ref-name="wsa-async">6.3</text:reference-ref>.</text:p>
      <text:p text:style-name="Text_20_body">One can change the qualified name of the wrapper element if one really wants to, but usually one can leave these at the default settings, which are also the defaults of the http-callback command.</text:p>
      <text:h text:style-name="Heading_20_2" text:outline-level="2"><text:span text:style-name="T5">http-callback</text:span> command</text:h>
      <text:p text:style-name="code">&lt;http-callback [wrapperName="<text:span text:style-name="T1">element-name</text:span>"] [wrapperNamespabe="<text:span text:style-name="T1">namespace</text:span>"]/&gt;</text:p>
      <text:p text:style-name="Text_20_body"><text:span text:style-name="T10"/></text:p>
      <text:p text:style-name="Text_20_body"><text:span text:style-name="T10">The http-callback command is extremely simple. See the example in Chapter </text:span><text:span text:style-name="T10"><text:reference-ref text:reference-format="chapter" text:ref-name="wsa-async">6.3</text:reference-ref></text:span><text:span text:style-name="T10">, how it should be used.</text:span></text:p>
      <text:p text:style-name="Text_20_body"><text:span text:style-name="T10">One can change the qualified name of the wrapper element if one really wants to, but usually one can leave these at the default settings, which are also the defaults of the http-callback command.</text:span></text:p>
      <text:p text:style-name="Standard"/>
      <text:h text:style-name="Heading_20_1" text:outline-level="1"><text:soft-page-break/>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2" text:outline-level="2">WS-A asy<text:reference-mark text:name="wsa-async"/>nchronous call</text:h>
      <text:p text:style-name="Text_20_body">An asynchronous webservice call can be implemented using the http-relay command with the wsa attribute set to op true in combination of a http-callback command for handling the response.</text:p>
      <text:p text:style-name="Text_20_body">For the call one would use something like</text:p>
      <text:p text:style-name="code">&lt;implementation type="RelayCall"&gt;</text:p>
      <text:p text:style-name="code"><text:s text:c="2"/>&lt;http-relay application="APP" url="..." <text:span text:style-name="T8">wsa="true" replyTo="${esbUrl}"</text:span>/&gt;</text:p>
      <text:p text:style-name="code">&lt;/implementation&gt;</text:p>
      <text:p text:style-name="P27"/>
      <text:p text:style-name="Text_20_body">If one would send a message to this service it should have a WS-A ReplyTo element. (It should have othe WS-A mandatory elements (like MessageId) as well, but these are just passed though by the http-relay command).</text:p>
      <text:p text:style-name="Text_20_body"/>
      <text:p text:style-name="code">&lt;SOAP:Envelope xmlns:SOAP="http://schemas.xmlsoap.org/soap/envelope/"&gt;</text:p>
      <text:p text:style-name="code"><text:s text:c="2"/>&lt;SOAP:Header&gt;</text:p>
      <text:p text:style-name="P17"><text:s text:c="4"/>&lt;wsa:ReplyTo xmlns:wsa="http://www.w3.org/2005/08/addressing"&gt;</text:p>
      <text:p text:style-name="P17"><text:tab/>http://192.168.10.11/someService</text:p>
      <text:p text:style-name="P17"><text:s text:c="4"/>&lt;/wsa:ReplyTo&gt;</text:p>
      <text:p text:style-name="code"><text:s text:c="2"/>&lt;/SOAP:Header&gt;</text:p>
      <text:p text:style-name="code"><text:s text:c="2"/>&lt;SOAP:Body&gt;</text:p>
      <text:p text:style-name="code"><text:s text:c="4"/>&lt;AsyncRequest xmlns="urn:test"&gt;....&lt;/AsyncRequest&gt;</text:p>
      <text:p text:style-name="code"><text:s text:c="2"/>&lt;/SOAP:Body&gt;</text:p>
      <text:p text:style-name="code">&lt;/SOAP:Envelope&gt;</text:p>
      <text:p text:style-name="Text_20_body"/>
      <text:p text:style-name="Text_20_body">The http-relay command will wrap this ReplyTo element in a manner that it will be passed back in the response, and will add a new ReplyTo element as specified by the replyTo attribute.</text:p>
      <text:p text:style-name="Text_20_body">The wrapping of the original ReplyTo element is doen using the WS-A <text:s/>element ReferenceParameters, of which the contents will be passed back in the response, according to the WS-A standard.</text:p>
      <text:p text:style-name="Text_20_body"><text:soft-page-break/></text:p>
      <text:p text:style-name="code">&lt;SOAP:Envelope xmlns:wsa="http://www.w3.org/2005/08/addressing"</text:p>
      <text:p text:style-name="code"><text:s text:c="2"/>xmlns:SOAP="http://schemas.xmlsoap.org/soap/envelope/"&gt;</text:p>
      <text:p text:style-name="code"><text:s text:c="2"/>&lt;SOAP:Header &gt;</text:p>
      <text:p text:style-name="code"><text:s text:c="4"/>&lt;!-- cordys specific headers removed --&gt;</text:p>
      <text:p text:style-name="code"><text:s text:c="4"/>&lt;<text:span text:style-name="T8">wsa:ReferenceParameters </text:span>xmlns:wsa="http://www.w3.org/2005/08/addressing"&gt;</text:p>
      <text:p text:style-name="code"><text:tab/>&lt;<text:span text:style-name="T8">kisst:CallbackWrapper</text:span> xmlns:kisst="http://kisst.org/cordys/http"&gt;</text:p>
      <text:p text:style-name="code"><text:tab/> <text:s/>&lt;ReplyTo xmlns="http://www.w3.org/2005/08/addressing"&gt;</text:p>
      <text:p text:style-name="code"><text:tab/><text:tab/><text:span text:style-name="T8">http://192.168.10.11/someService</text:span></text:p>
      <text:p text:style-name="code"><text:tab/> <text:s/>&lt;/ReplyTo&gt;</text:p>
      <text:p text:style-name="code"><text:tab/>&lt;/<text:span text:style-name="T8">kisst:CallbackWrapper</text:span>&gt;</text:p>
      <text:p text:style-name="code"><text:s text:c="4"/>&lt;/<text:span text:style-name="T8">wsa:ReferenceParameters</text:span>&gt;</text:p>
      <text:p text:style-name="code"><text:s text:c="5"/>&lt;wsa:ReplyTo xmlns:wsa="http://www.w3.org/2005/08/addressing"&gt;</text:p>
      <text:p text:style-name="code"><text:s text:c="7"/><text:span text:style-name="T8">http://esb.company.com/cordys/wcpgateway?org=...</text:span></text:p>
      <text:p text:style-name="code"><text:s text:c="4"/>&lt;/wsa:ReplyTo&gt;</text:p>
      <text:p text:style-name="code"><text:s text:c="2"/>&lt;/SOAP:Header&gt;</text:p>
      <text:p text:style-name="code"><text:s text:c="2"/>&lt;SOAP:Body&gt;</text:p>
      <text:p text:style-name="code"><text:s text:c="4"/>&lt;AsyncRequest xmlns="urn:test"&gt;....&lt;/AsyncRequest&gt;</text:p>
      <text:p text:style-name="code"><text:s text:c="2"/>&lt;/SOAP:Body&gt;</text:p>
      <text:p text:style-name="code">&lt;/SOAP:Envelope&gt;</text:p>
      <text:p text:style-name="Text_20_body"/>
      <text:p text:style-name="Text_20_body">When the webservice sends back the response (which may be days later), it will do so to the new ReplyTo address, which is the Cordys ESB machine. For this response to be handled a second method needs to be created, which will know how to handle this response. The method can be very simple and will look as follows:</text:p>
      <text:p text:style-name="code">&lt;implementation type="RelayCall"&gt;</text:p>
      <text:p text:style-name="code"><text:s text:c="2"/>&lt;http-callback /&gt;</text:p>
      <text:p text:style-name="code">&lt;/implementation&gt;</text:p>
      <text:p text:style-name="Text_20_body"/>
      <text:p text:style-name="Text_20_body">The response should include the contents of the ReferenceParameters of the original request and should <text:s/>thus look something like this:</text:p>
      <text:p text:style-name="code">&lt;SOAP:Envelope xmlns:SOAP="http://schemas.xmlsoap.org/soap/envelope/"&gt;</text:p>
      <text:p text:style-name="code"><text:s text:c="2"/>&lt;SOAP:Header&gt;</text:p>
      <text:p text:style-name="code"><text:s text:c="4"/>&lt;CallbackWrapper xmlns="http://kisst.org/cordys/http"&gt;</text:p>
      <text:p text:style-name="code"><text:s text:c="8"/>&lt;ReplyTo xmlns="http://www.w3.org/2005/08/addressing"&gt;</text:p>
      <text:p text:style-name="code"><text:tab/><text:tab/><text:span text:style-name="T8">http://192.168.10.11/someService</text:span></text:p>
      <text:p text:style-name="code"><text:s text:c="8"/>&lt;/ReplyTo&gt;</text:p>
      <text:p text:style-name="code"><text:s text:c="4"/>&lt;/CallbackWrapper&gt;</text:p>
      <text:p text:style-name="code"><text:s text:c="2"/>&lt;/SOAP:Header&gt;</text:p>
      <text:p text:style-name="code"><text:s text:c="2"/>&lt;SOAP:Body&gt;</text:p>
      <text:p text:style-name="code"><text:s text:c="4"/>&lt;AsyncResponse xmlns="urn:test"&gt;....&lt;/AsyncResponse&gt;</text:p>
      <text:p text:style-name="code"><text:s text:c="2"/>&lt;/SOAP:Body&gt;</text:p>
      <text:p text:style-name="code">&lt;/SOAP:Envelope&gt;</text:p>
      <text:p text:style-name="Text_20_body"/>
      <text:p text:style-name="Text_20_body">The http-callback command will then make a http call to <text:span text:style-name="T10">http://192.168.10.11/someService, and pass through the response. No specification of a website url is needed since this is all contained in the ReplyTo elelement of the response.</text:span></text:p>
      <text:p text:style-name="P28"><text:span text:style-name="T10"/></text:p>
      <text:h text:style-name="Heading_20_1" text:outline-level="1"><text:reference-mark-start text:name="configuration"/>Configuration<text:reference-mark-end text:name="configuration"/></text:h>
      <text:p text:style-name="Text_20_body">Currently only some simple configuration is supported. In the future the entire configuration system might be changed to a more powerful system. </text:p>
      <text:h text:style-name="Heading_20_2" text:outline-level="2">Script variables</text:h>
      <text:p text:style-name="Text_20_body">Any variable defined in the properties file, can be used in the script, using the ${..} notation. <text:s/>For example if the properties file would contain a line like:</text:p>
      <text:p text:style-name="code">esbUrl=http://192.168.10.10/cordys/wcpgateway.wcp?....</text:p>
      <text:p text:style-name="Text_20_body">this can be used in a method implementation as ${esbUrl}.</text:p>
      <text:h text:style-name="Heading_20_2" text:outline-level="2"><text:span text:style-name="T5">relay.cacheScript</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5">relay.timeout</text:span> configuration</text:h>
      <text:p text:style-name="Text_20_body">This value is used to determine the default timeout in milliseconds when calling a method. The default value is 20000 (20 seconds).</text:p>
      <text:h text:style-name="Heading_20_2" text:outline-level="2"><text:span text:style-name="T5">relay.logSoapFaults </text:span>configuration</text:h>
      <text:p text:style-name="Text_20_body">This value is used to determine if soap faults that are received need to be logged. The default value is false, because these are faults on some external system, and should be logged there, and probably at the client as well. However for troubleshooting this setting might be useful.</text:p>
      <text:h text:style-name="Heading_20_2" text:outline-level="2"><text:span text:style-name="T5">http.ignoreReturnCode</text:span> configuration</text:h>
      <text:p text:style-name="Text_20_body">If this setting is true, a returncode &gt;= 300 will not be considered an error. The default value is false. This setting may be removed in the future. It was inspired by the problems when HTTP 202 was considered an error, which caused major problems, but it seems very unlikely that this will be needed in the future.</text:p>
      <text:h text:style-name="Heading_20_2" text:outline-level="2"><text:soft-page-break/><text:span text:style-name="T5">http.wireLogging</text:span> configuration</text:h>
      <text:p text:style-name="Text_20_body">This setting can be used to very easily set some debugging logging, while not getting clobbered with irrelevant debugging logging. It can be set to various logLevels. The two most important are DEBUG and INFO. </text:p>
      <text:p text:style-name="Text_20_body">If the setting is set to DEBUG all httpclient.wire logging is shown. This will show the exact HTTP traffic which can help a lot during trouble shooting.</text:p>
      <text:p text:style-name="Text_20_body">If the setting is set to INFO the request and response XML of the method are logged. This should be configured in a different way, but was a quick hack and will probably be changed in future.</text:p>
      <text:p text:style-name="Text_20_body">The entire logging will be changed in sometime to allow more flexible log4j configuration.</text:p>
      <text:p text:style-name="Text_20_body">Note: One can change this logging dynamically by resetting the SOAP processor. However, if one was to remove this variable after it had been set before, the log4j will still use the old setting.</text:p>
      <text:p text:style-name="Text_20_body"/>
      <text:p text:style-name="Text_20_body"/>
      <text:p text:style-name="P28"/>
      <text:h text:style-name="Heading_20_1" text:outline-level="1">Change history</text:h>
      <text:p text:style-name="Text_20_body">There is currently no very strict release or versioning mechanism. This is partly due to the fact that there are two different products (RelayConnector and HttpConnector) built from the same source, and in part due to the fact that the most important user of both connectors currently uses an internal versioning repository with two separate trees for the HttpConnector and the RelayConnector.</text:p>
      <text:p text:style-name="Text_20_body">For the time being, the buildnumber is considered the most accurate version number. <text:s/>When the buildnumber is changed this is commited in git with a clear comments stating such. Any changes after that commit should be considered a new release</text:p>
      <text:h text:style-name="Heading_20_2" text:outline-level="2">Changes since build 16</text:h>
      <text:list text:style-name="L12">
        <text:list-item>
          <text:p text:style-name="P25">The prettyPrint attribute in the http commands, now defaults to false. When using httpclient wire logging, each newline was logged in a separate command, which made it very difficult to handle (e.g. cut and paste) such XML logging. Furthermore this should be a bit more efficient.</text:p>
        </text:list-item>
        <text:list-item>
          <text:p text:style-name="P25">The application attribute in the http commands is made an expression, instead of a fixed text. This makes it possible to use an application like "JF+${omg}", which would translate into, e.g. <text:s/>"JFFAT" or "JFPRD", depending on a FAT or PRD environment.</text:p>
        </text:list-item>
        <text:list-item>
          <text:p text:style-name="P25">Added predefined variable ${plus} which is defined as the string "+", for escaping this special characte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9-03-24T13:18:51</dc:date>
    <meta:editing-cycles>55</meta:editing-cycles>
    <meta:editing-duration>P3DT4H17M36S</meta:editing-duration>
    <meta:user-defined meta:name="Info 1"/>
    <meta:user-defined meta:name="Info 2"/>
    <meta:user-defined meta:name="Info 3"/>
    <meta:user-defined meta:name="Info 4"/>
    <meta:document-statistic meta:table-count="0" meta:image-count="0" meta:object-count="0" meta:page-count="22" meta:paragraph-count="518" meta:word-count="5401" meta:character-count="34959"/>
  </office:meta>
</office:document-meta>
</file>